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kaydiaCove Nerd Font, Consolas," svg:font-family="'CaskaydiaCove Nerd Font, Consolas,', 'Courier New', ', monospace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b10" officeooo:paragraph-rsid="00083b10"/>
    </style:style>
    <style:style style:name="P2" style:family="paragraph" style:parent-style-name="Standard">
      <style:text-properties officeooo:paragraph-rsid="00083b10"/>
    </style:style>
    <style:style style:name="T1" style:family="text">
      <style:text-properties officeooo:rsid="00083b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RABALHO ACADÊMICO AV2 DISCIPLINA PROGRAMAÇÃO ESTRUTURADA </text:p>
      <text:p text:style-name="P2">PROFESSOR : ROGÉRIO MALHEIROS DOS SANTOS <text:s text:c="5"/></text:p>
      <text:p text:style-name="P2">ALUNO: Leandro Ferreira de Jesus MAT.: 2020101253 <text:span text:style-name="T1">TURMA: 132</text:span></text:p>
      <text:p text:style-name="Standard"/>
      <text:p text:style-name="Standard">Questão 1 (2,0 pontos)</text:p>
      <text:p text:style-name="Standard">Faça um programa que peça para o usuário fornecer os valores inteiros de 2 matrizes M e N ,ambas com 3 linhas 4 colunas e que imprima na tela a matriz O= 3*M-5*N</text:p>
      <text:p text:style-name="Standard"/>
      <text:p text:style-name="Standard">RESPOSTA</text:p>
      <text:p text:style-name="Standard"/>
      <text:p text:style-name="Standard">#include &lt;stdio.h&gt;</text:p>
      <text:p text:style-name="Standard">#define LINHA 3</text:p>
      <text:p text:style-name="Standard">#define COLUNA 4</text:p>
      <text:p text:style-name="Standard">void prencheMatriz(int matriz[LINHA][COLUNA], char nomeMatriz[10]) {</text:p>
      <text:p text:style-name="Standard"><text:s text:c="2"/>for (int i = 0; i &lt; LINHA; i++) {</text:p>
      <text:p text:style-name="Standard"><text:s text:c="4"/>for (int j = 0; j &lt; COLUNA; j++) {</text:p>
      <text:p text:style-name="Standard"><text:s text:c="6"/>printf("Informe o numero para a posição [%d][%d] da matriz_%s \n", i + 1, j + 1, nomeMatriz);</text:p>
      <text:p text:style-name="Standard"><text:s text:c="6"/>scanf("%d", &amp;matriz[i][j]);</text:p>
      <text:p text:style-name="Standard"><text:s text:c="4"/>}</text:p>
      <text:p text:style-name="Standard"><text:s text:c="2"/>}</text:p>
      <text:p text:style-name="Standard">}</text:p>
      <text:p text:style-name="Standard">void imprimeMatriz (int matriz[LINHA][COLUNA], char nomeMatriz[10]) {</text:p>
      <text:p text:style-name="Standard"><text:s text:c="2"/>int contadorLinha, contadorColuna;</text:p>
      <text:p text:style-name="Standard"><text:s text:c="2"/>printf("------MATRIZ %s------ \n", nomeMatriz);</text:p>
      <text:p text:style-name="Standard"><text:s text:c="2"/>for (contadorLinha = 0; contadorLinha &lt; LINHA; contadorLinha++) {</text:p>
      <text:p text:style-name="Standard"><text:s text:c="4"/>for (contadorColuna = 0; contadorColuna &lt; COLUNA; contadorColuna++) {</text:p>
      <text:p text:style-name="Standard"><text:s text:c="6"/>if (contadorColuna &lt; COLUNA - 1) {</text:p>
      <text:p text:style-name="Standard"><text:s text:c="8"/>printf("[%d]-", matriz[contadorLinha][contadorColuna]);</text:p>
      <text:p text:style-name="Standard"><text:s text:c="6"/>} else {</text:p>
      <text:p text:style-name="Standard"><text:s text:c="8"/>printf("[%d]", matriz[contadorLinha][contadorColuna]);</text:p>
      <text:p text:style-name="Standard"><text:s text:c="6"/>}</text:p>
      <text:p text:style-name="Standard"><text:s text:c="4"/>}</text:p>
      <text:p text:style-name="Standard"><text:s text:c="4"/>printf("\n");</text:p>
      <text:p text:style-name="Standard"><text:s text:c="2"/>}</text:p>
      <text:p text:style-name="Standard"><text:s text:c="2"/>printf("\n \n");</text:p>
      <text:p text:style-name="Standard">}</text:p>
      <text:p text:style-name="Standard">int main() {</text:p>
      <text:p text:style-name="Standard"><text:s text:c="2"/>int matriz_M[LINHA][COLUNA];</text:p>
      <text:p text:style-name="Standard"><text:s text:c="2"/>int matriz_N[LINHA][COLUNA];</text:p>
      <text:p text:style-name="Standard"><text:s text:c="2"/>int matriz_O[LINHA][COLUNA];</text:p>
      <text:p text:style-name="Standard"><text:s text:c="2"/>int contadorLinha, contadorColuna;</text:p>
      <text:p text:style-name="Standard"><text:s text:c="2"/>prencheMatriz(matriz_M, "M");</text:p>
      <text:p text:style-name="Standard"><text:s text:c="2"/>prencheMatriz(matriz_N, "N");</text:p>
      <text:p text:style-name="Standard"><text:s text:c="2"/>for (contadorLinha = 0; contadorLinha &lt; LINHA; contadorLinha++) {</text:p>
      <text:p text:style-name="Standard"><text:s text:c="4"/>for (contadorColuna = 0; contadorColuna &lt; COLUNA; contadorColuna++) {</text:p>
      <text:p text:style-name="Standard"><text:s text:c="6"/>matriz_O[contadorLinha][contadorColuna] =</text:p>
      <text:p text:style-name="Standard"><text:s text:c="10"/>(3 * matriz_M[contadorLinha][contadorColuna]) -</text:p>
      <text:p text:style-name="Standard"><text:s text:c="10"/>(5 * matriz_N[contadorLinha][contadorColuna]);</text:p>
      <text:p text:style-name="Standard"><text:s text:c="4"/>}</text:p>
      <text:p text:style-name="Standard"><text:s text:c="2"/>}</text:p>
      <text:p text:style-name="Standard"><text:s text:c="2"/>imprimeMatriz(matriz_M, "M");</text:p>
      <text:p text:style-name="Standard"><text:s text:c="2"/>imprimeMatriz(matriz_N, "N");</text:p>
      <text:p text:style-name="Standard"><text:soft-page-break/><text:s text:c="2"/>imprimeMatriz(matriz_O, "O");</text:p>
      <text:p text:style-name="Standard"><text:s text:c="2"/>return 0;</text:p>
      <text:p text:style-name="Standard">}</text:p>
      <text:p text:style-name="Standard"/>
      <text:p text:style-name="Standard"/>
      <text:p text:style-name="Standard">Questão 2 (2,0 pontos)</text:p>
      <text:p text:style-name="Standard">Faça um programa declarando uma variável estática x do tipo float e uma variável dinâmica p também do tipo float. O programa deve pedir para o usuário fornecer um valor para a variável estática. Depois deve colocar o endereço de memória da variável dinâmica igual ao endereço de memória da variável estática e atribuir a variável estática o valor \*p / 3. No final o programa deve imprimir na tela o endereço de p e o valor da variável estática x com 2 casas decimais.</text:p>
      <text:p text:style-name="Standard"/>
      <text:p text:style-name="Standard">RESPOSTA</text:p>
      <text:p text:style-name="Standard"/>
      <text:p text:style-name="Standard">#include &lt;stdio.h&gt;</text:p>
      <text:p text:style-name="Standard"/>
      <text:p text:style-name="Standard">int main () {</text:p>
      <text:p text:style-name="Standard"><text:s text:c="2"/>float x;</text:p>
      <text:p text:style-name="Standard"><text:s text:c="2"/>float *p;</text:p>
      <text:p text:style-name="Standard"><text:s text:c="2"/>printf("Informe o valor da variável estática X \n");</text:p>
      <text:p text:style-name="Standard"><text:s text:c="2"/>scanf("%f", &amp;x);</text:p>
      <text:p text:style-name="Standard"/>
      <text:p text:style-name="Standard"><text:s text:c="2"/>p = &amp;x;</text:p>
      <text:p text:style-name="Standard"/>
      <text:p text:style-name="Standard"><text:s text:c="2"/>x = *p / 3;</text:p>
      <text:p text:style-name="Standard"/>
      <text:p text:style-name="Standard"><text:s text:c="2"/>printf("O endereço da variável dinâmica P é %p e o valor da variável estática X é %.2f", p, x);</text:p>
      <text:p text:style-name="Standard"><text:s text:c="2"/>return 0;</text:p>
      <text:p text:style-name="Standard">}</text:p>
      <text:p text:style-name="Standard"/>
      <text:p text:style-name="Standard"/>
      <text:p text:style-name="Standard">Questão 3 (2,0 pontos) : Faça um programa fonte leia nome (Nome Completo) ,endereço,idade e telefone de 10 clientes guardando estes dados num vetor de struct sendo o nome do struct `struct lista_clientes` e o nome do vetor deste struct clientes que possa guardar até 100 clientes e depois mostre na tela o nome do sexto cliente, o endereço do nono cliente, a idade do quarto cliente e o telefone do terceiro cliente, sendo cada uma desta informações em uma linha diferente.</text:p>
      <text:p text:style-name="Standard"/>
      <text:p text:style-name="Standard">RESPOSTA</text:p>
      <text:p text:style-name="Standard"/>
      <text:p text:style-name="Standard">#include &lt;stdio.h&gt;</text:p>
      <text:p text:style-name="Standard"/>
      <text:p text:style-name="Standard">/* Função utilizada para limpa o buffer que o scanf carrega*/</text:p>
      <text:p text:style-name="Standard">void flush_in()</text:p>
      <text:p text:style-name="Standard">{</text:p>
      <text:p text:style-name="Standard"><text:s text:c="3"/>int ch;</text:p>
      <text:p text:style-name="Standard"><text:s text:c="3"/>while( (ch = fgetc(stdin)) != EOF &amp;&amp; ch != '\n' ){}</text:p>
      <text:p text:style-name="Standard">}</text:p>
      <text:p text:style-name="Standard"/>
      <text:p text:style-name="Standard">struct lista_clientes {</text:p>
      <text:p text:style-name="Standard"><text:s text:c="2"/>char nome[50];</text:p>
      <text:p text:style-name="Standard"><text:s text:c="2"/>char endereco[50];</text:p>
      <text:p text:style-name="Standard"><text:s text:c="2"/>int idade;</text:p>
      <text:p text:style-name="Standard"><text:soft-page-break/><text:s text:c="2"/>char telefone[20];</text:p>
      <text:p text:style-name="Standard">};</text:p>
      <text:p text:style-name="Standard"/>
      <text:p text:style-name="Standard">int main() {</text:p>
      <text:p text:style-name="Standard"><text:s text:c="2"/>struct lista_clientes clientes[100];</text:p>
      <text:p text:style-name="Standard"/>
      <text:p text:style-name="Standard"><text:s text:c="2"/>for (int i = 0; i &lt;= 9; i++) {</text:p>
      <text:p text:style-name="Standard"><text:s text:c="4"/>printf("Informe o nome do cliente %d \n", i + 1);</text:p>
      <text:p text:style-name="Standard"><text:s text:c="4"/>gets(clientes[i].nome);</text:p>
      <text:p text:style-name="Standard"><text:s text:c="4"/>printf("Informe o endereço do cliente %d \n", i + 1);</text:p>
      <text:p text:style-name="Standard"><text:s text:c="4"/>gets(clientes[i].endereco);</text:p>
      <text:p text:style-name="Standard"><text:s text:c="4"/>printf("Informe a idade do cliente %d \n", i + 1);</text:p>
      <text:p text:style-name="Standard"><text:s text:c="4"/>scanf("%d", &amp;clientes[i].idade);</text:p>
      <text:p text:style-name="Standard"><text:s text:c="4"/>flush_in();</text:p>
      <text:p text:style-name="Standard"><text:s text:c="4"/>printf("Informe o telefone do cliente %d \n", i + 1);</text:p>
      <text:p text:style-name="Standard"><text:s text:c="4"/>gets(clientes[i].telefone);</text:p>
      <text:p text:style-name="Standard"><text:s text:c="2"/>}</text:p>
      <text:p text:style-name="Standard"/>
      <text:p text:style-name="Standard"><text:s text:c="2"/>printf("Nome do SEXTO cliente, %s \n", clientes[5].nome);</text:p>
      <text:p text:style-name="Standard"><text:s text:c="2"/>printf("Endereço do NONO cliente, %s \n", clientes[8].endereco);</text:p>
      <text:p text:style-name="Standard"><text:s text:c="2"/>printf("Idade do QUARTO cliente, %d \n", clientes[3].idade);</text:p>
      <text:p text:style-name="Standard"><text:s text:c="2"/>printf("Telefone do TERCEIRO cliente, %s \n", clientes[2].telefone);</text:p>
      <text:p text:style-name="Standard"/>
      <text:p text:style-name="Standard"><text:s text:c="2"/>return 0;</text:p>
      <text:p text:style-name="Standard">}</text:p>
      <text:p text:style-name="Standard"/>
      <text:p text:style-name="Standard">Questão 4 (2,0 pontos) : Faça um programa fonte leia nome (Nome Completo),endereço,idade e telefone de 10 clientes e guarde estes dados em um arquivo denominado `clientes.txt` do tipo “w”, sendo que o nome,endereço,idade e telefone devem ficar em uma linha para cada cliente. Coloque o programa fonte como resposta</text:p>
      <text:p text:style-name="Standard"/>
      <text:p text:style-name="P1">RESPOSTA</text:p>
      <text:p text:style-name="Standard">#include &lt;stdio.h&gt;</text:p>
      <text:p text:style-name="Standard">#include &lt;stdlib.h&gt;</text:p>
      <text:p text:style-name="Standard">#include &lt;string.h&gt;</text:p>
      <text:p text:style-name="Standard">#define CLIENTES 10</text:p>
      <text:p text:style-name="Standard"/>
      <text:p text:style-name="Standard">/* Função utilizada para limpa o buffer que o scanf carrega*/</text:p>
      <text:p text:style-name="Standard">void flush_in() {</text:p>
      <text:p text:style-name="Standard"><text:s text:c="2"/>int ch;</text:p>
      <text:p text:style-name="Standard"><text:s text:c="2"/>while ((ch = fgetc(stdin)) != EOF &amp;&amp; ch != '\n') {</text:p>
      <text:p text:style-name="Standard"><text:s text:c="2"/>}</text:p>
      <text:p text:style-name="Standard">}</text:p>
      <text:p text:style-name="Standard"/>
      <text:p text:style-name="Standard">/*Função para limpar o \n (enter) que o fgets coloca por padrão no final de cada entrada*/</text:p>
      <text:p text:style-name="Standard">char *lerStringSeguramente(char *string, int tamanho) {</text:p>
      <text:p text:style-name="Standard"><text:s text:c="2"/>if (fgets(string, tamanho, stdin) != NULL) {</text:p>
      <text:p text:style-name="Standard"><text:s text:c="4"/>/* Remove a nova linha (\n), caso ela tenha sido lida pelo fgets */</text:p>
      <text:p text:style-name="Standard"><text:s text:c="4"/>int indiceUltimoCaractere = strlen(string) - 1;</text:p>
      <text:p text:style-name="Standard"><text:s text:c="4"/>if (string[indiceUltimoCaractere] == '\n') {</text:p>
      <text:p text:style-name="Standard"><text:s text:c="6"/>string[indiceUltimoCaractere] = '\0';</text:p>
      <text:p text:style-name="Standard"><text:s text:c="4"/>}</text:p>
      <text:p text:style-name="Standard"><text:soft-page-break/><text:s text:c="4"/>return string;</text:p>
      <text:p text:style-name="Standard"><text:s text:c="2"/>}</text:p>
      <text:p text:style-name="Standard"/>
      <text:p text:style-name="Standard"><text:s text:c="2"/>return NULL;</text:p>
      <text:p text:style-name="Standard">}</text:p>
      <text:p text:style-name="Standard"/>
      <text:p text:style-name="Standard">struct lista_clientes {</text:p>
      <text:p text:style-name="Standard"><text:s text:c="2"/>char nome[50];</text:p>
      <text:p text:style-name="Standard"><text:s text:c="2"/>char endereco[50];</text:p>
      <text:p text:style-name="Standard"><text:s text:c="2"/>int idade;</text:p>
      <text:p text:style-name="Standard"><text:s text:c="2"/>char telefone[20];</text:p>
      <text:p text:style-name="Standard">};</text:p>
      <text:p text:style-name="Standard"/>
      <text:p text:style-name="Standard">int main() {</text:p>
      <text:p text:style-name="Standard"><text:s text:c="2"/>struct lista_clientes clientes[100];</text:p>
      <text:p text:style-name="Standard"><text:s text:c="2"/>int contadorCliente, contadorEscritaArquivo;</text:p>
      <text:p text:style-name="Standard"/>
      <text:p text:style-name="Standard"><text:s text:c="2"/>/*Leitura de informações do cliente*/</text:p>
      <text:p text:style-name="Standard"><text:s text:c="2"/>for (contadorCliente = 0; contadorCliente &lt; CLIENTES; contadorCliente++) {</text:p>
      <text:p text:style-name="Standard"><text:s text:c="4"/>printf("Informe o nome do cliente %d \n", contadorCliente + 1);</text:p>
      <text:p text:style-name="Standard"><text:s text:c="4"/>lerStringSeguramente(clientes[contadorCliente].nome, sizeof(clientes[contadorCliente].nome));</text:p>
      <text:p text:style-name="Standard"><text:s text:c="4"/>printf("Informe o endereço do cliente %d \n", contadorCliente + 1);</text:p>
      <text:p text:style-name="Standard"><text:s text:c="4"/>lerStringSeguramente(clientes[contadorCliente].endereco, sizeof(clientes[contadorCliente].endereco));</text:p>
      <text:p text:style-name="Standard"><text:s text:c="4"/>printf("Informe a idade do cliente %d \n", contadorCliente + 1);</text:p>
      <text:p text:style-name="Standard"><text:s text:c="4"/>scanf("%d", &amp;clientes[contadorCliente].idade);</text:p>
      <text:p text:style-name="Standard"><text:s text:c="4"/>flush_in();</text:p>
      <text:p text:style-name="Standard"><text:s text:c="4"/>printf("Informe o telefone do cliente %d \n", contadorCliente + 1);</text:p>
      <text:p text:style-name="Standard"><text:s text:c="4"/>lerStringSeguramente(clientes[contadorCliente].telefone, sizeof(clientes[contadorCliente].telefone));</text:p>
      <text:p text:style-name="Standard"><text:s text:c="2"/>}</text:p>
      <text:p text:style-name="Standard"/>
      <text:p text:style-name="Standard"><text:s text:c="2"/>/*Manipulando arquivo*/</text:p>
      <text:p text:style-name="Standard"><text:s text:c="2"/>FILE *ponteiroArquivo;</text:p>
      <text:p text:style-name="Standard"/>
      <text:p text:style-name="Standard"><text:s text:c="2"/>ponteiroArquivo = fopen("clientes.txt", "w");</text:p>
      <text:p text:style-name="Standard"/>
      <text:p text:style-name="Standard"><text:s text:c="2"/>/*Verifica a disponibilidade de acesso ao arquivo*/</text:p>
      <text:p text:style-name="Standard"><text:s text:c="2"/>if (ponteiroArquivo == 0) {</text:p>
      <text:p text:style-name="Standard"><text:s text:c="4"/>printf("ERROR - Lista de clientes não disponível !!! \n\n");</text:p>
      <text:p text:style-name="Standard"><text:s text:c="4"/>exit(1);</text:p>
      <text:p text:style-name="Standard"><text:s text:c="2"/>}</text:p>
      <text:p text:style-name="Standard"/>
      <text:p text:style-name="Standard"><text:s text:c="2"/>/*Laço para escrever cada cliente no arquivo*/</text:p>
      <text:p text:style-name="Standard"><text:s text:c="2"/>for (contadorEscritaArquivo = 0; contadorEscritaArquivo &lt; CLIENTES; contadorEscritaArquivo++) {</text:p>
      <text:p text:style-name="Standard"><text:s text:c="4"/>fprintf(</text:p>
      <text:p text:style-name="Standard"><text:s text:c="8"/>ponteiroArquivo,</text:p>
      <text:p text:style-name="Standard"><text:s text:c="8"/>"CLIENTE: %d --- Nome: %s - Endereço: %s - Idade: %d - Telefone: %s \n",</text:p>
      <text:p text:style-name="Standard"><text:s text:c="8"/>contadorEscritaArquivo+1,</text:p>
      <text:p text:style-name="Standard"><text:s text:c="8"/>clientes[contadorEscritaArquivo].nome,</text:p>
      <text:p text:style-name="Standard"><text:s text:c="8"/>clientes[contadorEscritaArquivo].endereco,</text:p>
      <text:p text:style-name="Standard"><text:soft-page-break/><text:s text:c="8"/>clientes[contadorEscritaArquivo].idade,</text:p>
      <text:p text:style-name="Standard"><text:s text:c="8"/>clientes[contadorEscritaArquivo].telefone);</text:p>
      <text:p text:style-name="Standard"><text:s text:c="2"/>}</text:p>
      <text:p text:style-name="Standard"/>
      <text:p text:style-name="Standard"><text:s text:c="2"/>printf("SUCCESS - Dados cadastrados em arquivo !!!! \n");</text:p>
      <text:p text:style-name="Standard"/>
      <text:p text:style-name="Standard"><text:s text:c="2"/>fclose(ponteiroArquivo);</text:p>
      <text:p text:style-name="Standard"/>
      <text:p text:style-name="Standard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kaydiaCove Nerd Font, Consolas," svg:font-family="'CaskaydiaCove Nerd Font, Consolas,', 'Courier New', ', monospace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22:08:58.750000000</meta:creation-date>
    <dc:date>2020-11-17T22:12:14.661000000</dc:date>
    <meta:editing-duration>PT3M16S</meta:editing-duration>
    <meta:editing-cycles>1</meta:editing-cycles>
    <meta:document-statistic meta:table-count="0" meta:image-count="0" meta:object-count="0" meta:page-count="5" meta:paragraph-count="166" meta:word-count="901" meta:character-count="6800" meta:non-whitespace-character-count="5657"/>
    <meta:generator>LibreOffice/7.0.3.1$Windows_X86_64 LibreOffice_project/d7547858d014d4cf69878db179d326fc3483e082</meta:generator>
  </office:meta>
</office:document-meta>
</file>